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i-monospace" svg:font-family="ui-monospace, SFMono-Regular, 'SF Mono', Menlo, Consolas, 'Liberation Mono', monospace"/>
  </office:font-face-decls>
  <office:automatic-styles>
    <style:style style:name="P1" style:family="paragraph" style:parent-style-name="Standard">
      <style:text-properties officeooo:rsid="001a8e27" officeooo:paragraph-rsid="001a8e27"/>
    </style:style>
    <style:style style:name="P2" style:family="paragraph" style:parent-style-name="Standard">
      <style:text-properties officeooo:rsid="001a8e27" officeooo:paragraph-rsid="001a8e27"/>
    </style:style>
    <style:style style:name="P3" style:family="paragraph" style:parent-style-name="Standard">
      <style:text-properties officeooo:paragraph-rsid="001c84a4"/>
    </style:style>
    <style:style style:name="T1" style:family="text">
      <style:text-properties officeooo:rsid="001c84a4"/>
    </style:style>
    <style:style style:name="T2" style:family="text">
      <style:text-properties fo:font-variant="normal" fo:text-transform="none" fo:color="#57606a" loext:opacity="100%" style:font-name="ui-monospace" fo:font-size="10.5pt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eu token no github</text:p>
      <text:p text:style-name="P1"/>
      <text:p text:style-name="P1">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</text:p>
      <text:p text:style-name="P1"/>
      <text:p text:style-name="P1"/>
      <text:p text:style-name="P3"><text:span text:style-name="T1">Novo: <text:s/></text:span><text:span text:style-name="T2">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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i-monospace" svg:font-family="ui-monospace, SFMono-Regular, 'SF Mono', Menlo, Consolas, 'Liberation Mono'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12T20:02:16.937932874</meta:creation-date>
    <dc:date>2022-12-13T11:55:44.899983052</dc:date>
    <meta:editing-duration>PT59S</meta:editing-duration>
    <meta:editing-cycles>2</meta:editing-cycles>
    <meta:generator>LibreOffice/7.4.2.3$Linux_X86_64 LibreOffice_project/382eef1f22670f7f4118c8c2dd222ec7ad009daf</meta:generator>
    <meta:document-statistic meta:table-count="0" meta:image-count="0" meta:object-count="0" meta:page-count="1" meta:paragraph-count="3" meta:word-count="7" meta:character-count="106" meta:non-whitespace-character-count="101"/>
  </office:meta>
</office:document-meta>
</file>